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01mm"/>
    </style:style>
    <style:style style:name="co2" style:family="table-column">
      <style:table-column-properties fo:break-before="auto" style:column-width="50.01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30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Arial" fo:font-size="14pt" style:font-size-asian="14pt" style:font-size-complex="14pt"/>
    </style:style>
    <style:style style:name="ce3" style:family="table-cell" style:parent-style-name="Default">
      <style:table-cell-properties fo:border="0.06pt solid #000000"/>
      <style:text-properties style:font-name="Arial" fo:font-size="14pt" style:font-size-asian="14pt" style:font-size-complex="14pt"/>
    </style:style>
    <style:style style:name="ce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4pt" style:font-size-asian="14pt" style:font-size-complex="14pt"/>
    </style:style>
    <style:style style:name="ce5" style:family="table-cell" style:parent-style-name="Default" style:data-style-name="N109">
      <style:table-cell-properties fo:border="0.06pt solid #000000"/>
      <style:text-properties style:font-name="Arial" fo:font-size="14pt" style:font-size-asian="14pt" style:font-size-complex="14pt"/>
    </style:style>
    <style:style style:name="ce6" style:family="table-cell" style:parent-style-name="Default" style:data-style-name="N109">
      <style:table-cell-properties fo:border="0.06pt solid #000000"/>
      <style:text-properties style:font-name="Arial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number-columns-repeated="2" table:default-cell-style-name="ce5"/>
        <table:table-row table:style-name="ro1"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Produkt</text:p>
          </table:table-cell>
          <table:table-cell table:style-name="ce1" office:value-type="string" calcext:value-type="string">
            <text:p>Webseite</text:p>
          </table:table-cell>
          <table:table-cell table:style-name="ce1" office:value-type="string" calcext:value-type="string">
            <text:p>Anzahl</text:p>
          </table:table-cell>
          <table:table-cell table:style-name="ce1" office:value-type="string" calcext:value-type="string">
            <text:p>Einzelpreis</text:p>
          </table:table-cell>
          <table:table-cell table:style-name="ce1" office:value-type="string" calcext:value-type="string">
            <text:p>Gesamt</text:p>
          </table:table-cell>
        </table:table-row>
        <table:table-row table:style-name="ro2">
          <table:table-cell office:value-type="string" calcext:value-type="string">
            <text:p>Raspberry Pi 3 Model B</text:p>
          </table:table-cell>
          <table:table-cell office:value-type="string" calcext:value-type="string">
            <text:p><text:a xlink:href="https://www.amazon.de/Raspberry-Pi-Model-ARM-Cortex-A53-Bluetooth/dp/B01CD5VC92" xlink:type="simple">https://www.amazon.de/Raspberry-Pi-Model-ARM-Cortex-A53-Bluetooth/dp/B01CD5VC92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1.99" calcext:value-type="currency">
            <text:p>31,99 €</text:p>
          </table:table-cell>
          <table:table-cell table:formula="of:=PRODUCT([.C3:.D3])" office:value-type="currency" office:currency="EUR" office:value="31.99" calcext:value-type="currency">
            <text:p>31,99 €</text:p>
          </table:table-cell>
        </table:table-row>
        <table:table-row table:style-name="ro2">
          <table:table-cell office:value-type="string" calcext:value-type="string">
            <text:p>MicroSD 8GB</text:p>
          </table:table-cell>
          <table:table-cell office:value-type="string" calcext:value-type="string">
            <text:p><text:a xlink:href="https://www.amazon.de/s/ref=sr_nr_p_36_1?rnid=428358031&amp;__mk_de_DE=ÅMÅZÕÑ&amp;keywords=micro+sdhc+8gb&amp;rh=n%3A340843031%2Ck%3Amicro+sdhc+8gb%2Cp_n_feature_browse-bin%3A411634031%2Cp_36%3A-1000&amp;qid=1525192578&amp;low-price=&amp;high-price=8" xlink:type="simple">https://www.amazon.de/s/ref=sr_nr_p_36_1?rnid=428358031&amp;__mk_de_DE=%C3%85M%C3%85Z%C3%95%C3%91&amp;keywords=micro+sdhc+8gb&amp;rh=n%3A340843031%2Ck%3Amicro+sdhc+8gb%2Cp_n_feature_browse-bin%3A411634031%2Cp_36%3A-1000&amp;qid=1525192578&amp;low-price=&amp;high-price=8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.99" calcext:value-type="currency">
            <text:p>6,99 €</text:p>
          </table:table-cell>
          <table:table-cell table:formula="of:=PRODUCT([.C4:.D4])" office:value-type="currency" office:currency="EUR" office:value="6.99" calcext:value-type="currency">
            <text:p>6,99 €</text:p>
          </table:table-cell>
        </table:table-row>
        <table:table-row table:style-name="ro2">
          <table:table-cell office:value-type="string" calcext:value-type="string">
            <text:p>Step-Down Convert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PRODUCT([.C5:.D5])" office:value-type="currency" office:currency="EUR" office:value="1" calcext:value-type="currency">
            <text:p>1,00 €</text:p>
          </table:table-cell>
        </table:table-row>
        <table:table-row table:style-name="ro2">
          <table:table-cell office:value-type="string" calcext:value-type="string">
            <text:p>Motortreib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PRODUCT([.C6];[.D6])" office:value-type="currency" office:currency="EUR" office:value="1" calcext:value-type="currency">
            <text:p>1,00 €</text:p>
          </table:table-cell>
        </table:table-row>
        <table:table-row table:style-name="ro2">
          <table:table-cell office:value-type="string" calcext:value-type="string">
            <text:p>Motor</text:p>
          </table:table-cell>
          <table:table-cell table:number-columns-repeated="3"/>
          <table:table-cell table:formula="of:=PRODUCT([.C7];[.D7])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Chassi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PRODUCT([.C8];[.D8])" office:value-type="currency" office:currency="EUR" office:value="1" calcext:value-type="currency">
            <text:p>1,00 €</text:p>
          </table:table-cell>
        </table:table-row>
        <table:table-row table:style-name="ro2">
          <table:table-cell office:value-type="string" calcext:value-type="string">
            <text:p>Sensor?</text:p>
          </table:table-cell>
          <table:table-cell table:number-columns-repeated="3"/>
          <table:table-cell table:formula="of:=PRODUCT([.C9];[.D9])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Platine?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PRODUCT([.C10];[.D10])" office:value-type="currency" office:currency="EUR" office:value="1" calcext:value-type="currency">
            <text:p>1,00 €</text:p>
          </table:table-cell>
        </table:table-row>
        <table:table-row table:style-name="ro2">
          <table:table-cell table:number-columns-repeated="4"/>
          <table:table-cell table:formula="of:=PRODUCT([.C11];[.D11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4"/>
          <table:table-cell table:formula="of:=PRODUCT([.C12];[.D12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4"/>
          <table:table-cell table:formula="of:=PRODUCT([.C13];[.D13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4"/>
          <table:table-cell table:formula="of:=PRODUCT([.C14];[.D14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4"/>
          <table:table-cell table:formula="of:=PRODUCT([.C15];[.D15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4"/>
          <table:table-cell table:formula="of:=PRODUCT([.C16];[.D16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4"/>
          <table:table-cell table:formula="of:=PRODUCT([.C17];[.D17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4"/>
          <table:table-cell table:formula="of:=PRODUCT([.C18];[.D18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4"/>
          <table:table-cell table:formula="of:=PRODUCT([.C19];[.D19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4"/>
          <table:table-cell table:formula="of:=PRODUCT([.C20];[.D2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4"/>
          <table:table-cell table:formula="of:=PRODUCT([.C21];[.D21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4"/>
          <table:table-cell table:formula="of:=PRODUCT([.C22];[.D22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4"/>
          <table:table-cell table:formula="of:=PRODUCT([.C23];[.D23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Default" table:number-columns-repeated="4"/>
          <table:table-cell table:style-name="ce6" table:formula="of:=SUM([.E3:.E23])" office:value-type="currency" office:currency="EUR" office:value="42.98" calcext:value-type="currency">
            <text:p>42,98 €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 table:number-columns-repeated="4"/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8">00.00.0000</text:date>, <text:time style:data-style-name="N2" text:time-value="21:26:06.7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2.1$Windows_X86_64 LibreOffice_project/f7f06a8f319e4b62f9bc5095aa112a65d2f3ac89</meta:generator>
    <dc:date>2018-05-08T21:27:20.980000000</dc:date>
    <meta:editing-duration>PT17M54S</meta:editing-duration>
    <meta:editing-cycles>5</meta:editing-cycles>
    <meta:document-statistic meta:table-count="1" meta:cell-count="45" meta:object-count="0"/>
  </office:meta>
</office:document-meta>
</file>